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400C0CDED92.png" manifest:media-type="image/png"/>
  <manifest:file-entry manifest:full-path="Pictures/100000000000050000000400B9513B03.png" manifest:media-type="image/png"/>
  <manifest:file-entry manifest:full-path="Pictures/100000000000050000000400D79695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977cm, 9.839cm, 5.189cm, 11.8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762cm, 7.161cm, 9.691cm, 8.1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493cm, 8.671cm, 5.586cm, 7.96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Зображення1" text:anchor-type="char" svg:x="-1.311cm" svg:y="-1.508cm" svg:width="8.65cm" svg:height="8.038cm" draw:z-index="0"><draw:image xlink:href="Pictures/100000000000050000000400C0CDED92.png" xlink:type="simple" xlink:show="embed" xlink:actuate="onLoad" draw:mime-type="image/png"/></draw:frame><draw:frame draw:style-name="fr2" draw:name="Зображення2" text:anchor-type="char" svg:x="-1.311cm" svg:y="6.528cm" svg:width="9.322cm" svg:height="1.325cm" draw:z-index="1"><draw:image xlink:href="Pictures/100000000000050000000400B9513B03.png" xlink:type="simple" xlink:show="embed" xlink:actuate="onLoad" draw:mime-type="image/png"/></draw:frame><draw:frame draw:style-name="fr1" draw:name="Зображення3" text:anchor-type="char" svg:x="-1.309cm" svg:y="8.061cm" svg:width="6.126cm" svg:height="2.974cm" draw:z-index="2"><draw:image xlink:href="Pictures/100000000000050000000400D79695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uk" fo:country="UA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uk" fo:country="UA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3:18:23.942000000</meta:creation-date>
    <dc:date>2024-12-04T13:38:20.148000000</dc:date>
    <meta:editing-duration>PT4M20S</meta:editing-duration>
    <meta:editing-cycles>2</meta:editing-cycles>
    <meta:generator>LibreOffice/24.2.5.2$Windows_X86_64 LibreOffice_project/bffef4ea93e59bebbeaf7f431bb02b1a39ee8a59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